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bd0c" officeooo:paragraph-rsid="0000bd0c"/>
    </style:style>
    <style:style style:name="P2" style:family="paragraph" style:parent-style-name="Text_20_body">
      <style:paragraph-properties fo:text-align="center" style:justify-single-word="false"/>
      <style:text-properties officeooo:rsid="0000bd0c" officeooo:paragraph-rsid="0000bd0c"/>
    </style:style>
    <style:style style:name="P3" style:family="paragraph" style:parent-style-name="Text_20_body">
      <style:text-properties officeooo:rsid="0002a496" officeooo:paragraph-rsid="0002a496"/>
    </style:style>
    <style:style style:name="P4" style:family="paragraph" style:parent-style-name="Subtitle">
      <style:text-properties officeooo:rsid="000083c4" officeooo:paragraph-rsid="000083c4"/>
    </style:style>
    <style:style style:name="P5" style:family="paragraph" style:parent-style-name="Heading_20_1">
      <style:text-properties officeooo:rsid="000083c4" officeooo:paragraph-rsid="000083c4"/>
    </style:style>
    <style:style style:name="P6" style:family="paragraph" style:parent-style-name="Heading_20_1">
      <style:paragraph-properties fo:break-before="page"/>
      <style:text-properties officeooo:rsid="0000bd0c" officeooo:paragraph-rsid="0000bd0c"/>
    </style:style>
    <style:style style:name="P7" style:family="paragraph" style:parent-style-name="Text_20_body" style:list-style-name="L1">
      <style:text-properties officeooo:rsid="000083c4" officeooo:paragraph-rsid="000083c4"/>
    </style:style>
    <style:style style:name="P8" style:family="paragraph" style:parent-style-name="Text_20_body" style:list-style-name="L2">
      <style:text-properties officeooo:rsid="000083c4" officeooo:paragraph-rsid="000083c4"/>
    </style:style>
    <style:style style:name="P9" style:family="paragraph" style:parent-style-name="Text_20_body" style:list-style-name="L2">
      <style:text-properties officeooo:rsid="000083c4" officeooo:paragraph-rsid="0000bd0c"/>
    </style:style>
    <style:style style:name="P10" style:family="paragraph" style:parent-style-name="Text_20_body" style:list-style-name="L2">
      <style:text-properties officeooo:rsid="000083c4" officeooo:paragraph-rsid="00044d4f"/>
    </style:style>
    <style:style style:name="P11" style:family="paragraph" style:parent-style-name="Text_20_body" style:list-style-name="L2">
      <style:text-properties officeooo:rsid="00063f5e" officeooo:paragraph-rsid="000795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bd0c" style:font-style-asian="italic" style:font-style-complex="italic"/>
    </style:style>
    <style:style style:name="T3" style:family="text">
      <style:text-properties officeooo:rsid="0000bd0c"/>
    </style:style>
    <style:style style:name="T4" style:family="text">
      <style:text-properties style:font-name="Liberation Serif1" officeooo:rsid="0000bd0c"/>
    </style:style>
    <style:style style:name="T5" style:family="text">
      <style:text-properties style:font-name="Liberation Serif" officeooo:rsid="0000bd0c"/>
    </style:style>
    <style:style style:name="T6" style:family="text">
      <style:text-properties officeooo:rsid="0002a49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083c4"/>
    </style:style>
    <style:style style:name="T9" style:family="text">
      <style:text-properties officeooo:rsid="00044d4f"/>
    </style:style>
    <style:style style:name="T10" style:family="text">
      <style:text-properties officeooo:rsid="000795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Lista de exercícios – Inteligência Artificial (PCS 3438)</text:p>
      <text:p text:style-name="P4">Prof. Eduardo Hruschka</text:p>
      <text:p text:style-name="P4">Gabriel Fernandes Rosa Bojikian</text:p>
      <text:p text:style-name="P4">9349221</text:p>
      <text:h text:style-name="P6" text:outline-level="1">Nota sobre as ferramentas usadas e programas escritos</text:h>
      <text:p text:style-name="P3">Para a realização deste trabalho, foi utilizada a língua de programação <text:span text:style-name="T1">Python</text:span>, bem como as bibliotecas s<text:span text:style-name="T1">klearn, pandas e numpy</text:span><text:span text:style-name="T7">.</text:span></text:p>
      <text:p text:style-name="P1">De forma a deixar este relatório o mais sucinto o possível, foram omitidos os códigos escritos para cada questão neste documento, <text:span text:style-name="T6">bem como os dados utilizados</text:span>. Eles podem, contudo, ser encontrados no repositório do <text:a xlink:type="simple" xlink:href="https://github.com/Gabriel-f-r-bojikian/machine_learning_assignment" text:style-name="Internet_20_link" text:visited-style-name="Visited_20_Internet_20_Link"><text:span text:style-name="T1">GitHub</text:span></text:a> listado abaixo:</text:p>
      <text:p text:style-name="P2"><text:a xlink:type="simple" xlink:href="https://github.com/Gabriel-f-r-bojikian/machine_learning_assignment" text:style-name="Internet_20_link" text:visited-style-name="Visited_20_Internet_20_Link">https://github.com/Gabriel-f-r-bojikian/machine_learning_assignment</text:a></text:p>
      <text:h text:style-name="P5" text:outline-level="1">Questão 1 – Algoritmo <text:span text:style-name="T1">Naive-Bayes</text:span></text:h>
      <text:list xml:id="list1453310012" text:style-name="L1">
        <text:list-item>
          <text:p text:style-name="P7">Modelo a ser treinado: <text:span text:style-name="T1">Naive Bayes</text:span> Gaussiano</text:p>
        </text:list-item>
        <text:list-item>
          <text:p text:style-name="P7">Método de validação: <text:span text:style-name="T1">Holdout</text:span></text:p>
        </text:list-item>
        <text:list-item>
          <text:p text:style-name="P7">Métrica de validação: Acurácia</text:p>
        </text:list-item>
        <text:list-item>
          <text:p text:style-name="P7">Resultados</text:p>
          <text:list>
            <text:list-item>
              <text:p text:style-name="P7">Base de treino: <text:tab/>0.76<text:tab/></text:p>
            </text:list-item>
            <text:list-item>
              <text:p text:style-name="P7">Base de validação:<text:tab/>0.6271186440677966<text:tab/></text:p>
            </text:list-item>
          </text:list>
        </text:list-item>
      </text:list>
      <text:h text:style-name="P5" text:outline-level="1">Questão 2 – Algoritmo 10 <text:span text:style-name="T1">Nearest Neighbors</text:span></text:h>
      <text:list xml:id="list4069172556" text:style-name="L2">
        <text:list-item>
          <text:p text:style-name="P8">Modelo a ser treinado: <text:span text:style-name="T2">k-Nearest-Neighbors,</text:span><text:span text:style-name="T3"> com k = 10</text:span></text:p>
        </text:list-item>
        <text:list-item>
          <text:p text:style-name="P8">Método de validação: <text:span text:style-name="T2">k-fold</text:span><text:span text:style-name="T3">, com k = 5</text:span></text:p>
        </text:list-item>
        <text:list-item>
          <text:p text:style-name="P8">Métrica de validação: <text:span text:style-name="T3">Acurácia</text:span></text:p>
        </text:list-item>
        <text:list-item>
          <text:p text:style-name="P8">Resultados</text:p>
          <text:list>
            <text:list-item>
              <text:p text:style-name="P11">Base de treino:<text:tab/><text:span text:style-name="T10">0.8751666666666666</text:span></text:p>
            </text:list-item>
            <text:list-item>
              <text:p text:style-name="P8">Base de validação:<text:tab/>0.8186666666666665</text:p>
            </text:list-item>
          </text:list>
        </text:list-item>
      </text:list>
      <text:h text:style-name="P5" text:outline-level="1">Questão 3 – Algoritmo <text:span text:style-name="T1">LASSO</text:span></text:h>
      <text:list xml:id="list161150006860931" text:continue-numbering="true" text:style-name="L2">
        <text:list-item>
          <text:p text:style-name="P8">Modelo a ser treinado: <text:span text:style-name="T2">LASSO,</text:span><text:span text:style-name="T3"> com </text:span><text:span text:style-name="T4">α</text:span><text:span text:style-name="T5"> = 1</text:span></text:p>
        </text:list-item>
        <text:list-item>
          <text:p text:style-name="P8">Método de validação: <text:span text:style-name="T2">Leave-One-Out</text:span></text:p>
        </text:list-item>
        <text:list-item>
          <text:p text:style-name="P8">Métrica de validação: <text:span text:style-name="T2">Root Mean Squared Error</text:span></text:p>
        </text:list-item>
        <text:list-item>
          <text:p text:style-name="P8">Resultados <text:span text:style-name="T3">médios</text:span></text:p>
          <text:list>
            <text:list-item>
              <text:p text:style-name="P8">Base de treino:<text:tab/>19.22025983771034<text:tab/></text:p>
            </text:list-item>
            <text:list-item>
              <text:p text:style-name="P9"><text:soft-page-break/>Base de validação:<text:tab/>15.465218791702428<text:tab/></text:p>
            </text:list-item>
          </text:list>
        </text:list-item>
      </text:list>
      <text:h text:style-name="P5" text:outline-level="1">Questão 4 – Algoritmo de Árvore de Regressão</text:h>
      <text:list xml:id="list161148956966802" text:continue-numbering="true" text:style-name="L2">
        <text:list-item>
          <text:p text:style-name="P8">Modelo a ser treinado: Regressor de árvore de regressão</text:p>
          <text:list>
            <text:list-item>
              <text:p text:style-name="P8">Sem podas</text:p>
            </text:list-item>
            <text:list-item>
              <text:p text:style-name="P8"><text:span text:style-name="T1">Mean Squared Error</text:span> como critério de quebra</text:p>
            </text:list-item>
          </text:list>
        </text:list-item>
        <text:list-item>
          <text:p text:style-name="P8">Método de validação: <text:span text:style-name="T1">k-fold</text:span>, com k = 5</text:p>
        </text:list-item>
        <text:list-item>
          <text:p text:style-name="P8">Métrica de validação: <text:span text:style-name="T1">Mean Absolute Error</text:span></text:p>
        </text:list-item>
        <text:list-item>
          <text:p text:style-name="P8">Resultados médios</text:p>
          <text:list>
            <text:list-item>
              <text:p text:style-name="P8">Base de treino: <text:tab/><text:span text:style-name="T9">0.0</text:span></text:p>
            </text:list-item>
            <text:list-item>
              <text:p text:style-name="P10">Base de validação:<text:tab/>33.81901038989999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20-11-13T16:11:47.402000000</dc:date>
    <meta:editing-duration>PT20M14S</meta:editing-duration>
    <meta:editing-cycles>4</meta:editing-cycles>
    <meta:document-statistic meta:table-count="0" meta:image-count="0" meta:object-count="0" meta:page-count="3" meta:paragraph-count="38" meta:word-count="254" meta:character-count="1614" meta:non-whitespace-character-count="1413"/>
  </office:meta>
</office:document-meta>
</file>